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6152" officeooo:paragraph-rsid="00046152" style:font-weight-asian="bold" style:font-weight-complex="bold"/>
    </style:style>
    <style:style style:name="P2" style:family="paragraph"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style:writing-mode="lr-tb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6283in" fo:min-width="0.6425in" style:writing-mode="lr-tb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7693in" fo:min-width="0.6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807in" fo:min-width="1.34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mat projektu</text:p>
      <text:p text:style-name="P1"><draw:custom-shape text:anchor-type="paragraph" draw:z-index="2" draw:name="Shape 1" draw:style-name="gr5" svg:width="1.4287in" svg:height="0.8642in" svg:x="2.7543in" svg:y="0.161in"><text:p>%autodealer_name%</text:p><text:p>Kierownik Projekt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3" draw:name="Shape 2" draw:style-name="gr5" svg:width="1.4287in" svg:height="0.8642in" svg:x="-0.3957in" svg:y="1.3425in"><text:p>(Wydział spedycji)</text:p><text:p>Kierownik spedy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3" draw:style-name="gr5" svg:width="1.4287in" svg:height="0.8642in" svg:x="1.1791in" svg:y="1.3425in"><text:p>Kierownik finansó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4" draw:style-name="gr5" svg:width="1.4287in" svg:height="0.8642in" svg:x="2.7602in" svg:y="1.3425in"><text:p>Kierownik spedy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 5" draw:style-name="gr5" svg:width="1.4287in" svg:height="0.8642in" svg:x="4.3291in" svg:y="1.3425in"><text:p>Kierownik spedy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 6" draw:style-name="gr5" svg:width="1.4287in" svg:height="0.8642in" svg:x="5.9043in" svg:y="1.3425in"><text:p>Kierownik spedy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Line 1" draw:style-name="gr4" draw:text-style-name="P5" svg:x1="0.1181in" svg:y1="1.0154in" svg:x2="6.7673in" svg:y2="1.028in"><text:p/></draw:line><draw:line text:anchor-type="paragraph" draw:z-index="9" draw:name="Vertical line 1" draw:style-name="gr4" draw:text-style-name="P5" svg:x1="3.4425in" svg:y1="0.8335in" svg:x2="3.4425in" svg:y2="1.0154in"><text:p/></draw:line><draw:line text:anchor-type="paragraph" draw:z-index="10" draw:name="Vertical line 2" draw:style-name="gr4" draw:text-style-name="P5" svg:x1="0.1181in" svg:y1="1.0154in" svg:x2="0.1181in" svg:y2="1.3425in"><text:p/></draw:line><draw:line text:anchor-type="paragraph" draw:z-index="11" draw:name="Vertical line 3" draw:style-name="gr4" draw:text-style-name="P5" svg:x1="1.8244in" svg:y1="1.0154in" svg:x2="1.8244in" svg:y2="1.3425in"><text:p/></draw:line><draw:line text:anchor-type="paragraph" draw:z-index="12" draw:name="Vertical line 4" draw:style-name="gr4" draw:text-style-name="P5" svg:x1="3.3992in" svg:y1="1.0154in" svg:x2="3.3992in" svg:y2="1.3425in"><text:p/></draw:line><draw:line text:anchor-type="paragraph" draw:z-index="13" draw:name="Vertical line 5" draw:style-name="gr4" draw:text-style-name="P5" svg:x1="4.9744in" svg:y1="1.0154in" svg:x2="4.9744in" svg:y2="1.3425in"><text:p/></draw:line><draw:line text:anchor-type="paragraph" draw:z-index="14" draw:name="Vertical line 6" draw:style-name="gr4" draw:text-style-name="P5" svg:x1="6.7555in" svg:y1="1.0154in" svg:x2="6.7555in" svg:y2="1.3425in"><text:p/></draw:line><draw:line text:anchor-type="paragraph" draw:z-index="15" draw:name="Vertical line 7" draw:style-name="gr4" draw:text-style-name="P5" svg:x1="-0.1476in" svg:y1="2.2063in" svg:x2="-0.1728in" svg:y2="5.0035in"><text:p/></draw:line><draw:custom-shape text:anchor-type="paragraph" draw:z-index="16" draw:name="Shape 7" draw:style-name="gr2" svg:width="0.7732in" svg:height="0.8449in" svg:x="-0.6429in" svg:y="4.8409in"><text:p>Spedy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Vertical line 8" draw:style-name="gr3" draw:text-style-name="P5" svg:x1="0.6398in" svg:y1="2.2063in" svg:x2="0.6118in" svg:y2="5.0106in"><text:p text:style-name="P5"/></draw:line><draw:custom-shape text:anchor-type="paragraph" draw:z-index="18" draw:name="Shape 8" draw:style-name="gr2" svg:width="0.7732in" svg:height="0.8449in" svg:x="0.2756in" svg:y="4.8409in"><text:p>Spedy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 9" draw:style-name="gr1" draw:text-style-name="P4" svg:width="0.7094in" svg:height="0.6953in" svg:x="1.1654in" svg:y="3.1173in"><text:p text:style-name="P2"><text:span text:style-name="T1">K</text:span><text:span text:style-name="T1">s</text:span><text:span text:style-name="T1">i</text:span><text:span text:style-name="T1">ę</text:span><text:span text:style-name="T1">g</text:span><text:span text:style-name="T1">o</text:span><text:span text:style-name="T1">w</text:span><text:span text:style-name="T1">y</text:span></text:p><text:p text:style-name="P3"><text:span text:style-name="T1">P</text:span><text:span text:style-name="T1">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 10" draw:style-name="gr1" draw:text-style-name="P4" svg:width="0.7094in" svg:height="0.6953in" svg:x="1.9528in" svg:y="3.1173in"><text:p text:style-name="P2"><text:span text:style-name="T1">K</text:span><text:span text:style-name="T1">s</text:span><text:span text:style-name="T1">i</text:span><text:span text:style-name="T1">ę</text:span><text:span text:style-name="T1">g</text:span><text:span text:style-name="T1">o</text:span><text:span text:style-name="T1">w</text:span><text:span text:style-name="T1">y</text:span></text:p><text:p text:style-name="P3"><text:span text:style-name="T1">o</text:span><text:span text:style-name="T1">b</text:span><text:span text:style-name="T1">c</text:span><text:span text:style-name="T1">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0" draw:name="Line 2" draw:style-name="gr4" draw:text-style-name="P5" svg:x1="1.6181in" svg:y1="1.978in" svg:x2="1.6047in" svg:y2="3.2508in"><text:p/></draw:line><draw:line text:anchor-type="paragraph" draw:z-index="1" draw:name="Line 3" draw:style-name="gr4" draw:text-style-name="P5" svg:x1="2.2744in" svg:y1="1.978in" svg:x2="2.261in" svg:y2="3.2508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0:19:56.951311279</meta:creation-date>
    <dc:date>2023-10-30T19:57:57.374917141</dc:date>
    <meta:editing-duration>PT9H38M1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7.5.8.1$Linux_X86_64 LibreOffice_project/50$Build-1</meta:generator>
  </office:meta>
</office:document-meta>
</file>